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Helvetica"/>
    <style:font-face style:name="Courier New" svg:font-family="'Courier New'"/>
    <style:font-face style:name="Helvetica" svg:font-family="Helvetica"/>
    <style:font-face style:name="Lucidasans1" svg:font-family="Lucidasans"/>
    <style:font-face style:name="StarSymbol" svg:font-family="StarSymbol"/>
    <style:font-face style:name="Times" svg:font-family="Time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Arial" fo:font-size="12pt" style:font-name-asian="Monospace" style:font-size-asian="12pt" style:font-name-complex="Monospace" style:font-size-complex="12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2pt" style:font-name-asian="Monospace" style:font-size-asian="12pt" style:font-name-complex="Monospace" style:font-size-complex="12pt"/>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Arial" fo:font-size="12pt" style:font-name-asian="Monospace" style:font-size-asian="12pt" style:font-name-complex="Monospace" style:font-size-complex="12pt"/>
    </style:style>
    <style:style style:name="P8" style:family="paragraph" style:parent-style-name="Standard">
      <style:paragraph-properties fo:text-align="start" style:justify-single-word="false">
        <style:tab-stops>
          <style:tab-stop style:position="0.3752in"/>
        </style:tab-stops>
      </style:paragraph-properties>
      <style:text-properties fo:color="#000000" style:font-name="Arial" fo:font-size="12pt" style:font-size-asian="12pt" style:font-size-complex="12pt"/>
    </style:style>
    <style:style style:name="P9" style:family="paragraph" style:parent-style-name="Standard">
      <style:paragraph-properties fo:text-align="start" style:justify-single-word="false">
        <style:tab-stops>
          <style:tab-stop style:position="0.3752in"/>
        </style:tab-stops>
      </style:paragraph-properties>
      <style:text-properties fo:color="#000000" style:font-name="Arial" fo:font-size="12pt" fo:font-weight="normal" fo:background-color="#ffffff" style:font-name-asian="Courier New" style:font-size-asian="12pt" style:font-weight-asian="normal" style:font-name-complex="Courier New" style:font-size-complex="12pt" style:font-weight-complex="normal"/>
    </style:style>
    <style:style style:name="P10" style:family="paragraph" style:parent-style-name="Standard">
      <style:paragraph-properties fo:text-align="start" style:justify-single-word="false">
        <style:tab-stops>
          <style:tab-stop style:position="0.3752in"/>
        </style:tab-stops>
      </style:paragraph-properties>
      <style:text-properties fo:color="#000000" style:font-name="Arial" fo:font-size="12pt" fo:language="en" fo:country="CA" fo:font-weight="normal" fo:background-color="#ffffff" style:font-name-asian="Courier New" style:font-size-asian="12pt" style:font-weight-asian="normal" style:font-name-complex="Courier New" style:font-size-complex="12pt" style:font-weight-complex="normal"/>
    </style:style>
    <style:style style:name="P11" style:family="paragraph" style:parent-style-name="Text_20_body">
      <style:text-properties fo:color="#000000" style:font-name="Arial" fo:font-size="12pt" style:font-size-asian="12pt" style:font-size-complex="12pt"/>
    </style:style>
    <style:style style:name="P12" style:family="paragraph" style:parent-style-name="Heading_20_3">
      <style:text-properties fo:color="#000000" style:font-name="Arial" fo:font-size="12pt" fo:font-weight="bold"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ynamic Web Applications Course</text:p>
      <text:p text:style-name="P4">Dzenan Ridjanovic</text:p>
      <text:p text:style-name="P3"/>
      <text:h text:style-name="P12" text:outline-level="3" text:is-list-header="true">Objective:</text:h>
      <text:p text:style-name="P8">Dynamic web applications are in great demand by both profit-oriented and non-profit organizations. Dynamic web applications are seen in a web browser through web pages that are created dynamically on a server. There are many technologies used in the development of web applications. While object-oriented technologies have been accepted on a client, they are still not used frequently on a server. The objective of the course is to provide a sound technical basis for developing dynamic web applications by using object-oriented frameworks. More specifically, this course provides an introduction to Modelibra, the open source software family that is used to develop dynamic web applications based on domain models and web components. At the end of the course, students will produce in teams several professional web applications developed based on needs of real customers.</text:p>
      <text:h text:style-name="P12" text:outline-level="3" text:is-list-header="true">Description:</text:h>
      <text:p text:style-name="P10">Modelibra has been designed to help developers of small applications in representing and using application domain models in a restricted way. <text:s/>The main restriction of Modelibra and at the same time its main feature is that all data must be present in main memory. This and other restrictions of Modelibra minimize the number of decisions that a domain designer must make. <text:s/>This makes Modelibra easy to learn. Modelibra is an Open Source Software (OSS). It is hosted at JavaForge. Developers of small OSS may find Modelibra useful for developing their software around a domain model, for providing an easy installation for their users and for developing a web application to introduce their software to the public audience.</text:p>
      <text:p text:style-name="P10"/>
      <text:p text:style-name="P10">By default, Modelibra uses XML files to save model objects. However, Modelibra allows the use of both relational and object databases. The upgrade of an application from XML data files to a database does not require a single line of programming code to be changed. Modelibra also provides <text:s/>the data migration from XML files to a database. Although the focus of Modelibra are small software applications, it provides some advanced features such as transactions and undo. A domain may have several models. One of them may be a reference model where common data, common to all models within a domain, are kept. A domain model may also inherit some of its definitions from another model in the same domain. In Modelibra, a part of the base model may be exported to another model, which can be taken for an off-line work, then returned back to synchronize changes with the base model. </text:p>
      <text:p text:style-name="P9"/>
      <text:p text:style-name="P9">The Modelibra software family consists of a graphical design tool, a domain model framework, a web component framework, a collection of CSS declarations, and code generators for XML configurations, database schemas and Java classes. <text:s/>Modelibra facilitates the definition and the use of domain models in Java. It uses Wicket for application views of domain models. Wicket is a web framework that provides web components to construct, in an object oriented way, web concepts, such as web pages and page sections. Modelibra interprets the application model and makes it alive as a default web application, which may help developers validate and consequently refine the domain model. In addition, Modelibra has a collection of generic web components that may be easily reused in professional web applications to display or update entities.</text:p>
      <text:p text:style-name="P9"/>
      <text:p text:style-name="P9"><text:soft-page-break/>The course will start with a live demo, which will show how a small model is designed in a graphical tool, how the model XML configuration is generated and how a default web application is produced based on the model. Modelibra interfaces for handling domain models in main memory will be presented. Several code examples will indicate how a domain model is used in main memory. The same examples will be used to show how generic web components can be developed based on the model.</text:p>
      <text:p text:style-name="P9"/>
      <text:p text:style-name="P9">A student will get a clear picture of how a domain model in Modelibra is created, maintained and traversed, all in just a few lines of code. A student will also realize how easy is to prepare a context for the use of a generic web component. Finally, a student will get an idea how a generic web component is developed using Modelibra for a view model and Wicket for a view. </text:p>
      <text:h text:style-name="P12" text:outline-level="3" text:is-list-header="true">References:</text:h>
      <text:p text:style-name="P11">Books</text:p>
      <text:p text:style-name="P5">Spiral Development of Dynamic Web Applications: Using Modelibra and Wicket, <text:span text:style-name="T2">accepted </text:span></text:p>
      <text:p text:style-name="P6">for publication in 2008, Idea Group Inc. </text:p>
      <text:p text:style-name="P6">by Dzenan Ridjanovic.</text:p>
      <text:p text:style-name="P5"/>
      <text:p text:style-name="P6"><text:span text:style-name="T1">Wicket in Action, </text:span>accepted for publication in 2008, Manning. </text:p>
      <text:p text:style-name="P6">by Martijn Dashorst, Eelco Hillenius.</text:p>
      <text:p text:style-name="P7"><text:a xlink:type="simple" xlink:href="http://st-www.cs.uiuc.edu/users/johnson/frameworks.html"/></text:p>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Helvetica"/>
    <style:font-face style:name="Courier New" svg:font-family="'Courier New'"/>
    <style:font-face style:name="Helvetica" svg:font-family="Helvetica"/>
    <style:font-face style:name="Lucidasans1" svg:font-family="Lucidasans"/>
    <style:font-face style:name="StarSymbol" svg:font-family="StarSymbol"/>
    <style:font-face style:name="Times" svg:font-family="Time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Lucidasans"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zenan Ridjanovic</meta:initial-creator>
    <meta:creation-date>2007-12-05T10:57:00</meta:creation-date>
    <dc:creator>Dzenan Ridjanovic</dc:creator>
    <dc:date>2007-12-06T17:36:44</dc:date>
    <meta:editing-cycles>42</meta:editing-cycles>
    <meta:editing-duration>PT4H54M23S</meta:editing-duration>
    <meta:user-defined meta:name="Info 1"/>
    <meta:user-defined meta:name="Info 2"/>
    <meta:user-defined meta:name="Info 3"/>
    <meta:user-defined meta:name="Info 4"/>
    <meta:document-statistic meta:table-count="0" meta:image-count="0" meta:object-count="0" meta:page-count="2" meta:paragraph-count="17" meta:word-count="737" meta:character-count="4497"/>
  </office:meta>
</office:document-meta>
</file>